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'Cascadia Mono', 'Segoe UI Mono', 'Liberation Mono', Menlo, Monaco, Consolas, monospac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32629" loext:opacity="100%" style:font-name="ui-monospace" fo:font-size="9.75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32629" loext:opacity="100%" style:font-name="ui-monospace" fo:font-size="9.75pt" fo:letter-spacing="normal" fo:font-style="normal" fo:font-weight="normal"/>
    </style:style>
    <style:style style:name="T1" style:family="text">
      <style:text-properties officeooo:rsid="0009a5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 -m venv venv</text:p>
      <text:p text:style-name="P1">cd venv/bin/</text:p>
      <text:p text:style-name="P1">activate</text:p>
      <text:p text:style-name="P1">pip<text:span text:style-name="T1">3</text:span> install Flask</text:p>
      <text:p text:style-name="P1"><text:span text:style-name="T1">p</text:span>ython3 -m pip show Flask-Cors</text:p>
      <text:p text:style-name="P1">pip<text:span text:style-name="T1">3</text:span> install flask-sqlalchemy</text:p>
      <text:p text:style-name="P1">pip<text:span text:style-name="T1">3</text:span> install flask-marshmallow</text:p>
      <text:p text:style-name="P1">pip3 install marshmallow-sqlalchemy</text:p>
      <text:p text:style-name="P1">pip3 install pymysq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'Cascadia Mono', 'Segoe UI Mono', 'Liberation Mono', Menlo, Monaco, Consolas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0:07:40.220089778</meta:creation-date>
    <dc:date>2023-06-30T10:44:34.508879705</dc:date>
    <meta:editing-duration>PT13M1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27" meta:character-count="201" meta:non-whitespace-character-count="183"/>
  </office:meta>
</office:document-meta>
</file>